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63cm" fo:min-width="1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29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3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316cm" svg:height="7.847cm" svg:x="6.135cm" svg:y="6.58cm">
          <draw:text-box>
            <text:p><text:span text:style-name="T1">r0=x</text:span></text:p>
            <text:p><text:span text:style-name="T1">l=y </text:span></text:p>
            <text:p><text:span text:style-name="T1">c ? r1=l+1</text:span></text:p>
            <text:p><text:span text:style-name="T1">q&amp;c ? r2=3</text:span></text:p>
            <text:p><text:span text:style-name="T1">r3=</text:span><text:span text:style-name="T2">Ψ</text:span><text:span text:style-name="T1">(c,r1,q&amp;c,r2)</text:span></text:p>
            <text:p><text:span text:style-name="T1">r=</text:span><text:span text:style-name="T3">Ψ(T,r0,c,r3)</text:span></text:p>
          </draw:text-box>
        </draw:frame>
        <draw:frame draw:style-name="gr2" draw:layer="layout" svg:width="5.963cm" svg:height="0.962cm" svg:x="7.29cm" svg:y="4.235cm">
          <draw:text-box>
            <text:p>psi-SSA Predicated</text:p>
          </draw:text-box>
        </draw:frame>
        <draw:frame draw:style-name="gr3" draw:layer="layout" svg:width="5.664cm" svg:height="0.962cm" svg:x="16.291cm" svg:y="4.236cm">
          <draw:text-box>
            <text:p>SSA Speculated</text:p>
          </draw:text-box>
        </draw:frame>
        <draw:frame draw:style-name="gr1" draw:text-style-name="P1" draw:layer="layout" svg:width="6.996cm" svg:height="7.847cm" svg:x="16.035cm" svg:y="6.581cm">
          <draw:text-box>
            <text:p><text:span text:style-name="T1">r0=x</text:span></text:p>
            <text:p><text:span text:style-name="T1">l=y </text:span></text:p>
            <text:p><text:span text:style-name="T1">r1=l+1</text:span></text:p>
            <text:p><text:span text:style-name="T1">r2=3</text:span></text:p>
            <text:p><text:span text:style-name="T1">r3=q ? </text:span><text:span text:style-name="T2">r2 : r1</text:span></text:p>
            <text:p><text:span text:style-name="T1">r=c ? r3 : r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7T12:30:02</dc:date>
    <meta:editing-duration>PT04H07M35S</meta:editing-duration>
    <meta:editing-cycles>22</meta:editing-cycles>
    <meta:generator>OpenOffice.org/3.2$Linux OpenOffice.org_project/320m18$Build-9502</meta:generator>
    <meta:document-statistic meta:object-count="4"/>
  </office:meta>
</office:document-meta>
</file>